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text-autospace="none" style:vertical-align="auto" fo:margin-bottom="0.034in" fo:line-height="100%"/>
      <style:text-properties style:font-name-complex="Calibri" fo:font-weight="bold" style:font-weight-asian="bold" fo:color="#000000" fo:font-size="12pt" style:font-size-asian="12pt" style:font-size-complex="12pt" fo:hyphenate="true"/>
    </style:style>
    <style:style style:name="P2" style:parent-style-name="Normal" style:family="paragraph">
      <style:paragraph-properties style:text-autospace="none" style:vertical-align="auto" fo:margin-bottom="0.034in" fo:line-height="100%"/>
      <style:text-properties style:font-name-complex="Calibri" fo:color="#000000" fo:font-size="12pt" style:font-size-asian="12pt" style:font-size-complex="12pt" fo:hyphenate="true"/>
    </style:style>
    <style:style style:name="P3" style:parent-style-name="Normal" style:family="paragraph">
      <style:paragraph-properties style:text-autospace="none" style:vertical-align="auto" fo:margin-bottom="0.034in" fo:line-height="100%"/>
      <style:text-properties style:font-name-complex="Calibri" fo:color="#000000" fo:hyphenate="true"/>
    </style:style>
    <style:style style:name="P4" style:parent-style-name="Normal" style:family="paragraph">
      <style:paragraph-properties style:text-autospace="none" style:vertical-align="auto" fo:margin-bottom="0.034in" fo:line-height="100%"/>
      <style:text-properties style:font-name-complex="Calibri" fo:color="#000000" fo:hyphenate="true"/>
    </style:style>
    <style:style style:name="P5" style:parent-style-name="Normal" style:family="paragraph">
      <style:paragraph-properties style:text-autospace="none" style:vertical-align="auto" fo:margin-bottom="0.034in" fo:line-height="100%"/>
      <style:text-properties style:font-name-complex="Calibri" fo:color="#000000" fo:hyphenate="true"/>
    </style:style>
    <style:style style:name="P6" style:parent-style-name="Normal" style:family="paragraph">
      <style:paragraph-properties style:text-autospace="none" style:vertical-align="auto" fo:margin-bottom="0.034in" fo:line-height="100%"/>
      <style:text-properties style:font-name-complex="Calibri" fo:color="#000000" fo:hyphenate="true"/>
    </style:style>
    <style:style style:name="P7" style:parent-style-name="Normal" style:family="paragraph">
      <style:paragraph-properties style:text-autospace="none" style:vertical-align="auto" fo:margin-bottom="0.034in" fo:line-height="100%"/>
      <style:text-properties style:font-name-complex="Calibri" fo:color="#000000" fo:hyphenate="true"/>
    </style:style>
    <style:style style:name="P8" style:parent-style-name="Normal" style:family="paragraph">
      <style:paragraph-properties style:text-autospace="none" style:vertical-align="auto" fo:margin-bottom="0.034in" fo:line-height="100%"/>
      <style:text-properties style:font-name-complex="Calibri" fo:color="#000000" fo:hyphenate="true"/>
    </style:style>
    <style:style style:name="P9" style:parent-style-name="Normal" style:family="paragraph">
      <style:paragraph-properties style:text-autospace="none" style:vertical-align="auto" fo:margin-bottom="0.034in" fo:line-height="100%"/>
      <style:text-properties style:font-name-complex="Calibri" fo:color="#000000" fo:hyphenate="true"/>
    </style:style>
    <style:style style:name="P10" style:parent-style-name="Normal" style:family="paragraph">
      <style:paragraph-properties style:text-autospace="none" style:vertical-align="auto" fo:margin-bottom="0.034in" fo:line-height="100%"/>
      <style:text-properties style:font-name-complex="Calibri" fo:color="#000000" fo:hyphenate="true"/>
    </style:style>
    <style:style style:name="P11" style:parent-style-name="Normal" style:family="paragraph">
      <style:paragraph-properties style:text-autospace="none" style:vertical-align="auto" fo:margin-bottom="0.034in" fo:line-height="100%"/>
      <style:text-properties style:font-name-complex="Calibri" fo:color="#000000" fo:hyphenate="true"/>
    </style:style>
    <style:style style:name="P12" style:parent-style-name="Normal" style:family="paragraph">
      <style:paragraph-properties style:text-autospace="none" style:vertical-align="auto" fo:margin-bottom="0.034in" fo:line-height="100%"/>
      <style:text-properties style:font-name-complex="Calibri" fo:color="#000000" fo:hyphenate="true"/>
    </style:style>
    <style:style style:name="P13" style:parent-style-name="Normal" style:family="paragraph">
      <style:paragraph-properties style:text-autospace="none" style:vertical-align="auto" fo:margin-bottom="0.034in" fo:line-height="100%"/>
      <style:text-properties style:font-name-complex="Calibri" fo:color="#000000" fo:hyphenate="true"/>
    </style:style>
    <style:style style:name="P14" style:parent-style-name="Normal" style:family="paragraph">
      <style:paragraph-properties style:text-autospace="none" style:vertical-align="auto" fo:margin-bottom="0.034in" fo:line-height="100%"/>
      <style:text-properties style:font-name-complex="Calibri" fo:color="#000000" fo:hyphenate="true"/>
    </style:style>
    <style:style style:name="P15" style:parent-style-name="Normal" style:family="paragraph">
      <style:paragraph-properties style:text-autospace="none" style:vertical-align="auto" fo:margin-bottom="0.034in" fo:line-height="100%"/>
      <style:text-properties fo:hyphenate="true"/>
    </style:style>
    <style:style style:name="T16" style:parent-style-name="DefaultParagraphFont" style:family="text">
      <style:text-properties style:font-name-complex="Calibri" fo:color="#000000"/>
    </style:style>
    <style:style style:name="T17" style:parent-style-name="Hyperlink" style:family="text">
      <style:text-properties style:font-name-complex="Calibri"/>
    </style:style>
    <style:style style:name="P18" style:parent-style-name="Normal" style:family="paragraph">
      <style:text-properties fo:hyphenate="true"/>
    </style:style>
    <style:style style:name="T19" style:parent-style-name="DefaultParagraphFont" style:family="text">
      <style:text-properties style:font-name-complex="Calibri" fo:color="#000000"/>
    </style:style>
  </office:automatic-styles>
  <office:body>
    <office:text text:use-soft-page-breaks="true">
      <text:p text:style-name="P1">Activity 1</text:p>
      <text:p text:style-name="P2"/>
      <text:p text:style-name="P3">Define resources involved for this projects.</text:p>
      <text:p text:style-name="P4">Front-end developer: AngularJS, D3,<text:s/>(CSS3, Illustrator/Photoshop)<text:line-break/>Back-end: NodeJS,<text:s/>Relational<text:s/>Database<text:s/>MySql</text:p>
      <text:p text:style-name="P5"><text:line-break/>There are two way for build this application.</text:p>
      <text:p text:style-name="P6"><text:line-break/>First way it is build the application with Angular and use his model for keep track of every milestone and segment. I can set the rotation and position with CSS3/HTML but it is necessary create every graphic elements.</text:p>
      <text:p text:style-name="P7"/>
      <text:p text:style-name="P8">Second it is use D3. The library help create svg <text:s/>graphic elements and are easy to style it. It is an approach more maintainable in the long run, but without having a training could be difficult handle the task.<text:s/></text:p>
      <text:p text:style-name="P9"/>
      <text:p text:style-name="P10">The app model can be structured by<text:s/>Activity<text:s/>and<text:s/>Nodes.</text:p>
      <text:p text:style-name="P11">I think the database should store the<text:s/>state,<text:s/>relationship between nodes and other custom propriety like the position on the diagram.</text:p>
      <text:p text:style-name="P12"/>
      <text:p text:style-name="P13">The estimate considering every side could take:<text:line-break/>2d - Design (I think there is not a lot of design involved in this activity)<text:line-break/>2-3 week Front-end (handle D3, adapt data from API, create the interaction with the nodes )</text:p>
      <text:p text:style-name="P14">2 week Back-end (Database and server)<text:line-break/></text:p>
      <text:p text:style-name="P15"><text:span text:style-name="T16">I will carry on my investigation looking this D3 example<text:s/></text:span><text:a xlink:href="http://bost.ocks.org/mike/sankey/" office:target-frame-name="_top" xlink:show="replace"><text:span text:style-name="T17">http://bost.ocks.org/mike/sankey/</text:span></text:a></text:p>
      <text:p text:style-name="P18"><text:span text:style-name="T19">fundamental it is the data model because will have impact in every parts of the project</text:span>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Default" style:display-name="Default" style:family="paragraph">
      <style:paragraph-properties style:text-autospace="none" fo:margin-bottom="0in" fo:line-height="100%"/>
      <style:text-properties style:font-name-complex="Calibri" fo:color="#000000" fo:font-size="12pt" style:font-size-asian="12pt" style:font-size-complex="12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2.0402in" style:print-orientation="portrait" fo:margin-top="0.675in" fo:margin-left="0.5805in" fo:margin-bottom="0in" fo:margin-right="0.4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teo Gilardoni</meta:initial-creator>
    <dc:creator>Matteo Gilardoni</dc:creator>
    <meta:creation-date>2015-01-21T17:18:00Z</meta:creation-date>
    <dc:date>2015-02-03T02:11:00Z</dc:date>
    <meta:template xlink:href="Normal.dotm" xlink:type="simple"/>
    <meta:editing-cycles>6</meta:editing-cycles>
    <meta:editing-duration>PT4080S</meta:editing-duration>
    <meta:document-statistic meta:page-count="1" meta:paragraph-count="2" meta:word-count="197" meta:character-count="1321" meta:row-count="9" meta:non-whitespace-character-count="1126"/>
  </office:meta>
</office:document-meta>
</file>